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5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t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t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office:value-type="string" table:style-name="ce3">
            <text:p>0xD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6383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6384"/>
        </table:table-row>
        <table:table-row table:number-rows-repeated="1047935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column table:style-name="co5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Lane</dc:creator>
    <meta:creation-date>2018-07-03T01:49:34Z</meta:creation-date>
    <dc:date>2018-11-11T10:06:57Z</dc:date>
    <meta:editing-cycles>40</meta:editing-cycles>
    <meta:editing-duration>PT14966S</meta:editing-duration>
  </office:meta>
</office:document-meta>
</file>